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1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7"/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70])" office:value-type="float" office:value="4755.88" calcext:value-type="float">
            <text:p>4755.88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76:.C85])" office:value-type="float" office:value="-12128.08" calcext:value-type="float">
            <text:p>-12128.08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72];[.C86])" office:value-type="float" office:value="-7372.2" calcext:value-type="float">
            <text:p>-7372.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5:16:01.276982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5T15:17:30.395060582</dc:date>
    <meta:editing-duration>P6DT14H3M18S</meta:editing-duration>
    <meta:editing-cycles>705</meta:editing-cycles>
    <meta:generator>LibreOffice/25.2.3.2$Linux_X86_64 LibreOffice_project/520$Build-2</meta:generator>
    <meta:document-statistic meta:table-count="11" meta:cell-count="2591" meta:object-count="0"/>
  </office:meta>
</office:document-meta>
</file>